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69cm"/>
    </style:style>
    <style:style style:name="ro1" style:family="table-row">
      <style:table-row-properties style:row-height="0.453cm" fo:break-before="auto" style:use-optimal-row-height="true"/>
    </style:style>
    <style:style style:name="ro2" style:family="table-row">
      <style:table-row-properties style:row-height="1.842cm" fo:break-before="auto" style:use-optimal-row-height="false"/>
    </style:style>
    <style:style style:name="ro3" style:family="table-row">
      <style:table-row-properties style:row-height="2.184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style>
    <style:style style:name="ce2" style:family="table-cell" style:parent-style-name="Default">
      <style:table-cell-properties fo:wrap-option="wrap"/>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0pt" fo:font-weight="normal" style:font-size-asian="10pt" style:font-weight-asian="normal" style:font-size-complex="10pt" style:font-weight-complex="normal"/>
    </style:style>
  </office:automatic-styles>
  <office:body>
    <office:spreadsheet>
      <table:table table:name="Sheet1" table:style-name="ta1" table:print="false">
        <table:table-column table:style-name="co2" table:default-cell-style-name="ce2"/>
        <table:table-row table:style-name="ro2">
          <table:table-cell table:style-name="ce1" office:value-type="string">
            <text:p>Aus der Erhebung der Fachschaft 2019 für die Entwicklung des Inverted Classrooms zur Frage:</text:p>
            <text:p><text:span text:style-name="T1">Was findest Du gut an EIA2?</text:span></text:p>
            <text:p><text:span text:style-name="T2">Insgesamt gab es 100 Antworten von Studenten die 2 bis 6 Semester MKB studiert haben.</text:span></text:p>
            <text:p><text:span text:style-name="T2">Sie haben verschiedene Themenfolgen und Dozenten erlebt. Der Inverted Classroom ist noch nicht dabei. Hier eine Auswahl:</text:span></text:p>
          </table:table-cell>
        </table:table-row>
        <table:table-row table:style-name="ro3">
          <table:table-cell office:value-type="string">
            <text:p>Wöchentliche Aufgaben. Auch wenn es in dem Semester sehr viel Arbeit war, war ich bestens für die Klausur vorbereitet, ohne kurz vor der Klausur massig viel lernen zu müssen. Außerdem bleiben mir meine selbst geschriebenen Codes erhalten und ich kann in Zukunft darauf zurückgreifen um zu schauen, wie man etwas lösen kann.</text:p>
          </table:table-cell>
        </table:table-row>
        <table:table-row table:style-name="ro4">
          <table:table-cell office:value-type="string">
            <text:p>Wenn man etwas verstanden hat, macht es Spaß zumindest kurzzeitig bis zur nächsten Aufgabe.</text:p>
          </table:table-cell>
        </table:table-row>
        <table:table-row table:style-name="ro5">
          <table:table-cell office:value-type="string">
            <text:p>Das man endlich mal etwas grundlegendere Dinge über Technik und Computer gelernt hat. Diese Sachen sind zwar so nicht im Modulplan vorgesehen, jedoch hat Prof. Dell'Oro-Friedl diese manchmal in den Vorlesungen nebenbei erwähnt, erklärt und darüber informiert. Als jemand, der digitale Medien studiert, sollte dies auf jeden Fall in irgendeinem Modul vermittelt werden.</text:p>
          </table:table-cell>
        </table:table-row>
        <table:table-row table:style-name="ro6">
          <table:table-cell office:value-type="string">
            <text:p>Das interessanteste waren die Diagramme und meiner Meinung auch "das wertvollste" für Medienkonzeption. Nur wie oben schon geschrieben, wurde wenig Zeit dafür investiert.</text:p>
          </table:table-cell>
        </table:table-row>
        <table:table-row table:style-name="ro4">
          <table:table-cell office:value-type="string">
            <text:p>Die kreativen Aufgabestellungen.</text:p>
          </table:table-cell>
        </table:table-row>
        <table:table-row table:style-name="ro4">
          <table:table-cell office:value-type="string">
            <text:p>Vermittlung allgemeiner Logik in js/ts Programmierung</text:p>
          </table:table-cell>
        </table:table-row>
        <table:table-row table:style-name="ro4">
          <table:table-cell office:value-type="string">
            <text:p>Praktikumsaufgaben sind machbar</text:p>
          </table:table-cell>
        </table:table-row>
        <table:table-row table:style-name="ro4">
          <table:table-cell office:value-type="string">
            <text:p>Einblick in die Programmiering zu bekommen. Verständiss für die Verwendung in der Praxis.</text:p>
          </table:table-cell>
        </table:table-row>
        <table:table-row table:style-name="ro7">
          <table:table-cell office:value-type="string">
            <text:p>Mich hat es sehr gefreut einen Einblick in die Entwicklung zu erhalten. Zudem konnte man im Praktikum gut Fragen stellen und Hilfe zu den Aufgaben bekommen. Das Konzept für die jeweiligen Aufgaben, die wir im Praktikum umsetzen mussten, waren hilfreich, aber es fehlten manchmal weitere Informationen um weiter zu kommen. Ansonsten fand ich die Konzeptidee gut, denn die helfen mir heute noch gut Funktionalitäten zu planen, darzustellen und umzusetzen.</text:p>
          </table:table-cell>
        </table:table-row>
        <table:table-row table:style-name="ro4">
          <table:table-cell office:value-type="string">
            <text:p>Herr Dell'oro ist sehr nett und beantwortet auch außerhalb der Vorlesung Fragen und gibt Hilfestellungen wenn man auf ihn zugeht.</text:p>
          </table:table-cell>
        </table:table-row>
        <table:table-row table:style-name="ro4">
          <table:table-cell office:value-type="string">
            <text:p>Grundlagen des Programmierens</text:p>
          </table:table-cell>
        </table:table-row>
        <table:table-row table:style-name="ro4">
          <table:table-cell office:value-type="string">
            <text:p>Unterricht mittlerweile sehr strukturiert</text:p>
          </table:table-cell>
        </table:table-row>
        <table:table-row table:style-name="ro6">
          <table:table-cell office:value-type="string">
            <text:p>Herr Dell'Oro ist sehr engagiert mit Leuten, die sich bemühen. Tutoren sind gerne bereit zu helfen und können sehr gut erklären(natürlich auch nur bei Leuten die Interesse zeigen). Lehrinhalte waren mir bei meinem Prax hilfreich, obwohl ich im Bereich Online Marketing tätig war.</text:p>
          </table:table-cell>
        </table:table-row>
        <table:table-row table:style-name="ro4">
          <table:table-cell office:value-type="string">
            <text:p>Knowhow des Proffs</text:p>
          </table:table-cell>
        </table:table-row>
        <table:table-row table:style-name="ro4">
          <table:table-cell office:value-type="string">
            <text:p>Grundkenntnisse in der Programmierung erlernen.</text:p>
          </table:table-cell>
        </table:table-row>
        <table:table-row table:style-name="ro6">
          <table:table-cell office:value-type="string">
            <text:p>Der Dozent erklärt soweit den Unterrichtsstoff verständlich und geht auf die Fragen der Studenten (Wenn Fragen aufkommen) ein. Es ist auch super, dass ein Tutorium angeboten wird!</text:p>
          </table:table-cell>
        </table:table-row>
        <table:table-row table:style-name="ro6">
          <table:table-cell office:value-type="string">
            <text:p>Das Praktikum ist aufjedenfall hilfreich und sollte beibehalten werden. Auch ist das Ampelsystem und das einzelne Feedback von den Tutoren zu den einzelnen Aufgaben sehr gut. So hat man einen guten Überblick und weiß, ob man die Aufgabe gut erledigt hat oder noch etwas verbessern sollte.</text:p>
          </table:table-cell>
        </table:table-row>
        <table:table-row table:style-name="ro4">
          <table:table-cell office:value-type="string">
            <text:p>Die gute Unterstützung, wenn etwas unklar war.</text:p>
          </table:table-cell>
        </table:table-row>
        <table:table-row table:style-name="ro4">
          <table:table-cell office:value-type="string">
            <text:p>Das Prof. Delloro viele Rückfragen stellt und versucht alles Ausführlich und Anhand von Beispielen zu erklären.</text:p>
          </table:table-cell>
        </table:table-row>
        <table:table-row table:style-name="ro4">
          <table:table-cell office:value-type="string">
            <text:p>Gut ist, dass man im ersten Semester einen kleinen Einblick bekommt und so ein Grundverständnis aufbauen kann.</text:p>
          </table:table-cell>
        </table:table-row>
        <table:table-row table:style-name="ro4">
          <table:table-cell office:value-type="string">
            <text:p>Ein sehr freundlicher Umgang ist bei dieser Veranstaltung immer gegeben.</text:p>
          </table:table-cell>
        </table:table-row>
        <table:table-row table:style-name="ro6">
          <table:table-cell office:value-type="string">
            <text:p>Generell finde ich gut, dass wir einen Einblick in die Programmierung bekommen, was auch weiterhin so bleiben sollte, um ein Grundverständnis zu haben.</text:p>
          </table:table-cell>
        </table:table-row>
        <table:table-row table:style-name="ro6">
          <table:table-cell office:value-type="string">
            <text:p>Der rote Faden beziehungsweise die Strukturierung der Vorlesung ist im Gegensatz zum SS17 deutlich besser geworden. Man kann der Vorlesung gut folgen und viel (mehr als damals!) für die Praktikumsaufgaben mitnehmen, was ja auch Sinn der Vorlesung sein sollte.</text:p>
          </table:table-cell>
        </table:table-row>
        <table:table-row table:style-name="ro5">
          <table:table-cell office:value-type="string">
            <text:p>Natürlich darf nicht alles "vorgekaut" werden, da wir nicht mehr auf der Schule sind. Das Grundverständnis, was man für die jeweilige Aufgabe haben muss/soll, ist allerdings sehr wichtig, um dann die Aufgabe selbstständig lösen zu können. Dies ist meiner Meinung nach bei dem Aufbau der Vorlesung im WS18/19 machbar. (vielleicht liegt es auch daran, dass ich mich zum dritten Mal mit den Themen beschäftigt habe :D)</text:p>
          </table:table-cell>
        </table:table-row>
        <table:table-row table:style-name="ro6">
          <table:table-cell office:value-type="string">
            <text:p>Ich finde es gut, dass man immer die Konzepte machen muss, bevor man mit der Programmierung anfängt. Es hilft einem etwas das Prinzip von programmieren zu verstehen. Jedoch sollte auch dort mehr Hilfe angeboten werden!</text:p>
          </table:table-cell>
        </table:table-row>
        <table:table-row table:style-name="ro4">
          <table:table-cell office:value-type="string">
            <text:p>Aufgaben bis zum Ende von Canvas waren gut und gut aufeinander aufbauend.</text:p>
          </table:table-cell>
        </table:table-row>
        <table:table-row table:style-name="ro4">
          <table:table-cell office:value-type="string">
            <text:p>Die Aufgaben im Praktikum finde ich gut.</text:p>
          </table:table-cell>
        </table:table-row>
        <table:table-row table:style-name="ro4">
          <table:table-cell office:value-type="string">
            <text:p>- progressiver aufbau der vorlesung</text:p>
          </table:table-cell>
        </table:table-row>
        <table:table-row table:style-name="ro4">
          <table:table-cell office:value-type="string">
            <text:p>Dozent geht viel auf Fragen ein.</text:p>
          </table:table-cell>
        </table:table-row>
        <table:table-row table:style-name="ro4">
          <table:table-cell office:value-type="string">
            <text:p>Dass die Aufgaben aufeinander aufgebaut waren</text:p>
          </table:table-cell>
        </table:table-row>
        <table:table-row table:style-name="ro4">
          <table:table-cell office:value-type="string">
            <text:p>- regelmäßige Aufgaben zur Festigung des Stoffes</text:p>
          </table:table-cell>
        </table:table-row>
        <table:table-row table:style-name="ro6">
          <table:table-cell office:value-type="string">
            <text:p>Eigentlich macht Spiele programmieren Spaß und in der Endabgabe kann man sich kreativ ausleben. Der Dozent in diesem Semester, erklärt Grundlagen ausführlicher und präziser.</text:p>
          </table:table-cell>
        </table:table-row>
        <table:table-row table:style-name="ro6">
          <table:table-cell office:value-type="string">
            <text:p>Sobald jemand Fragen hat, werden diese auch meistens gut beantwortet. Auch die Betreuer haben sehr gute Arbeit geleistet und konnten immer bei Problemen helfen.</text:p>
          </table:table-cell>
        </table:table-row>
        <table:table-row table:style-name="ro6">
          <table:table-cell office:value-type="string">
            <text:p>Wenn man die Praktikumsaufgabe versteht, dann macht das Coden häufig Spaß. Jedoch brauch man oft zu lange, sodass es den Spaß daran wieder nimmt.</text:p>
          </table:table-cell>
        </table:table-row>
        <table:table-row table:style-name="ro5">
          <table:table-cell office:value-type="string">
            <text:p>Ich mag die Vorlesungen von Prof. Dell'Oro sehr gerne, und würde daran nichts wirklich verändern. Ich finde die Veranstaltung bietet einen sehr guten und breiten Überblick über viele verschiedene Themen die im Bereich der Webentwicklung wichtig sind. Ich fand den Mix sehr gut und konnte viel mitnehmen.</text:p>
          </table:table-cell>
        </table:table-row>
        <table:table-row table:style-name="ro4">
          <table:table-cell office:value-type="string">
            <text:p>Die Denkweisen, die man lernt sind gut und anwendbar auf andere Dinge. Wie zum Beispiel, ein Problem in viele kleine zu unterteilen.</text:p>
          </table:table-cell>
        </table:table-row>
        <table:table-row table:style-name="ro5">
          <table:table-cell office:value-type="string">
            <text:p>Der Ansatz der Ablaufdiagramme. Diese aber bitte genauer erklären und bitte Übungen mit Lösungen dazu anbieten um sattelfest zu werden. Den Ablauf von Programmen und Websiten zu erlernen finde ich sehr sinnvoll. Genau so sehr das "Denken" der Programmiersprache zu erlernen und welche Methoden dafür verwendet werden.</text:p>
          </table:table-cell>
        </table:table-row>
        <table:table-row table:style-name="ro4">
          <table:table-cell office:value-type="string">
            <text:p>Man bekommt ausreichende Einblicke in TypeScript, um am Ende des Semesters selbst ein Spiel programmieren zu können.</text:p>
          </table:table-cell>
        </table:table-row>
        <table:table-row table:style-name="ro6">
          <table:table-cell office:value-type="string">
            <text:p>Auch wenn es am Anfang des Semesters durch die komplexen Aufgaben sehr anstrengend war, war die Reihenfolge (Canvas als Letztes) angenehm, weil gegen Ende auch alle anderen Projekte des Semesters fertiggestellt werden mussten.</text:p>
          </table:table-cell>
        </table:table-row>
        <table:table-row table:style-name="ro4">
          <table:table-cell office:value-type="string">
            <text:p>Die Vorlesungen sind gut gemacht und es ist gut Ihnen zu folgen. Das Praktikum und die Vorlesungen sind gut abgestimmt aufeinander</text:p>
          </table:table-cell>
        </table:table-row>
        <table:table-row table:style-name="ro6">
          <table:table-cell office:value-type="string">
            <text:p>Unterhaltsame Vorlesung und guter Humor. Außerdem sehr genaue und verständliche Erklärung wenn man eine haben möchte, und intensive Unterstützung durch Issues und Spiellabor.</text:p>
          </table:table-cell>
        </table:table-row>
        <table:table-row table:style-name="ro4">
          <table:table-cell office:value-type="string">
            <text:p>Vorlesung ist gut verständlich und das Praktikum hilft bei der Bearbeitung der Aufgaben.</text:p>
          </table:table-cell>
        </table:table-row>
        <table:table-row table:style-name="ro4">
          <table:table-cell office:value-type="string">
            <text:p>Im Grund finde ichs sehr gut, dass wir EIA haben. Es macht unseren Studiengang zu was einzigartigem.</text:p>
          </table:table-cell>
        </table:table-row>
        <table:table-row table:style-name="ro6">
          <table:table-cell office:value-type="string">
            <text:p>Das sehr viel durchgenommen wird was einem in vieler Hinsicht später behilflich sein wird, falls man sich für so eine Richtung entscheidet. Leider zu schwer für Programmier Neulinge</text:p>
          </table:table-cell>
        </table:table-row>
        <table:table-row table:style-name="ro4">
          <table:table-cell office:value-type="string">
            <text:p>Die Ergebnisse, welche man erreicht</text:p>
          </table:table-cell>
        </table:table-row>
        <table:table-row table:style-name="ro4" table:number-rows-repeated="1048529">
          <table:table-cell/>
        </table:table-row>
        <table:table-row table:style-name="ro4">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7">07.06.2020</text:date>, <text:time>21:00: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3M3S</meta:editing-duration>
    <meta:editing-cycles>5</meta:editing-cycles>
    <meta:generator>OpenOffice/4.1.5$Win32 OpenOffice.org_project/415m1$Build-9789</meta:generator>
    <dc:date>2020-06-07T21:00:37.87</dc:date>
    <dc:creator>Jirka Dell'Oro-Friedl</dc:creator>
    <meta:document-statistic meta:table-count="3" meta:cell-count="46" meta:object-count="0"/>
    <meta:user-defined meta:name="Info 1"/>
    <meta:user-defined meta:name="Info 2"/>
    <meta:user-defined meta:name="Info 3"/>
    <meta:user-defined meta:name="Info 4"/>
  </office:meta>
</office:document-meta>
</file>